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3.27cm" svg:height="7.464cm" svg:x="21.96cm" svg:y="1.325cm">
            <draw:object draw:notify-on-update-of-ranges="Foglio1.A3:Foglio1.A3 Foglio1.A4:Foglio1.A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591cm" svg:height="7.082cm" svg:x="9.217cm" svg:y="0.746cm">
            <draw:object draw:notify-on-update-of-ranges="Foglio1.C3:Foglio1.C3 Foglio1.C4:Foglio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324cm" svg:height="6.932cm" svg:x="9.159cm" svg:y="12.184cm">
            <draw:object draw:notify-on-update-of-ranges="Foglio1.A28:Foglio1.A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629cm" svg:height="7.103cm" svg:x="21.89cm" svg:y="12.508cm">
            <draw:object draw:notify-on-update-of-ranges="Foglio1.C28:Foglio1.C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823cm" svg:height="6.088cm" svg:x="9.156cm" svg:y="22.097cm">
            <draw:object draw:notify-on-update-of-ranges="Foglio1.A50:Foglio1.A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.243cm" svg:height="6.324cm" svg:x="22.685cm" svg:y="22.183cm">
            <draw:object draw:notify-on-update-of-ranges="Foglio1.C50:Foglio1.C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2.017cm" svg:height="6.759cm" svg:x="9.218cm" svg:y="32.204cm">
            <draw:object draw:notify-on-update-of-ranges="Foglio1.A73:Foglio1.A8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1.865cm" svg:height="6.674cm" svg:x="22.917cm" svg:y="32.375cm">
            <draw:object draw:notify-on-update-of-ranges="Foglio1.C73:Foglio1.C8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3.019cm" svg:height="6.261cm" svg:x="9.175cm" svg:y="41.865cm">
            <draw:object draw:notify-on-update-of-ranges="Foglio1.A93:Foglio1.A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2.147cm" svg:height="6.222cm" svg:x="23.254cm" svg:y="41.945cm">
            <draw:object draw:notify-on-update-of-ranges="Foglio1.C93:Foglio1.C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latches</text:p>
          </table:table-cell>
          <table:table-cell office:value-type="string" calcext:value-type="string">
            <text:p>lit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lgebraic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42" calcext:value-type="float">
            <text:p>34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lay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3" calcext:value-type="float">
            <text:p>23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office:value-type="string" calcext:value-type="string">
            <text:p>rugged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354" calcext:value-type="float">
            <text:p>354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script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7:28:16.750000000</meta:creation-date>
    <dc:date>2024-02-09T18:00:36.034000000</dc:date>
    <meta:editing-duration>PT32M21S</meta:editing-duration>
    <meta:editing-cycles>1</meta:editing-cycles>
    <meta:document-statistic meta:table-count="1" meta:cell-count="251" meta:object-count="10"/>
    <meta:generator>LibreOffice/7.5.3.2$Windows_X86_64 LibreOffice_project/9f56dff12ba03b9acd7730a5a481eea045e468f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1cm" svg:height="7.465cm" xlink:href=".." xlink:type="simple" chart:class="chart:line" chart:style-name="ch1">
        <chart:legend chart:legend-position="end" svg:x="10.974cm" svg:y="3.43cm" style:legend-expansion="high" chart:style-name="ch2"/>
        <chart:plot-area chart:style-name="ch3" table:cell-range-address="Foglio1.A3:Foglio1.A25" chart:data-source-has-labels="row" svg:x="0.265cm" svg:y="0.149cm" svg:width="10.444cm" svg:height="7.167cm">
          <chart:coordinate-region svg:x="1.088cm" svg:y="0.351cm" svg:width="9.429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4:Foglio1.A25" chart:label-cell-address="Foglio1.A3:Foglio1.A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</text:p>
                <draw:g>
                  <svg:desc>Foglio1.A3:Foglio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Foglio1.A4:Foglio1.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48cm" svg:height="6.223cm" xlink:href=".." xlink:type="simple" chart:class="chart:line" chart:style-name="ch1">
        <chart:legend chart:legend-position="end" svg:x="9.153cm" svg:y="2.809cm" style:legend-expansion="high" chart:style-name="ch2"/>
        <chart:plot-area chart:style-name="ch3" table:cell-range-address="Foglio1.C93:Foglio1.C114" svg:x="0.242cm" svg:y="0.124cm" svg:width="8.669cm" svg:height="5.975cm">
          <chart:coordinate-region svg:x="1.255cm" svg:y="0.327cm" svg:width="7.656cm" svg:height="4.9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93:Foglio1.C114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Foglio1.C93:Foglio1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">
                <text:p>4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92cm" svg:height="7.083cm" xlink:href=".." xlink:type="simple" chart:class="chart:line" chart:style-name="ch1">
        <chart:legend chart:legend-position="end" svg:x="10.782cm" svg:y="3.239cm" style:legend-expansion="high" chart:style-name="ch2"/>
        <chart:plot-area chart:style-name="ch3" table:cell-range-address="Foglio1.C3:Foglio1.C25" chart:data-source-has-labels="row" svg:x="0.251cm" svg:y="0.141cm" svg:width="10.28cm" svg:height="6.801cm">
          <chart:coordinate-region svg:x="1.263cm" svg:y="0.344cm" svg:width="9.075cm" svg:height="5.9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4:Foglio1.C25" chart:label-cell-address="Foglio1.C3:Foglio1.C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s</text:p>
                <draw:g>
                  <svg:desc>Foglio1.C3:Foglio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Foglio1.C4:Foglio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">
                <text:p>4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25cm" svg:height="6.933cm" xlink:href=".." xlink:type="simple" chart:class="chart:line" chart:style-name="ch1">
        <chart:legend chart:legend-position="end" svg:x="9.351cm" svg:y="3.164cm" style:legend-expansion="high" chart:style-name="ch2"/>
        <chart:plot-area chart:style-name="ch3" table:cell-range-address="Foglio1.A28:Foglio1.A46" svg:x="0.246cm" svg:y="0.138cm" svg:width="8.859cm" svg:height="6.657cm">
          <chart:coordinate-region svg:x="1.069cm" svg:y="0.34cm" svg:width="7.844cm" svg:height="5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28:Foglio1.A46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Foglio1.A28:Foglio1.A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3cm" svg:height="7.104cm" xlink:href=".." xlink:type="simple" chart:class="chart:line" chart:style-name="ch1">
        <chart:legend chart:legend-position="end" svg:x="9.635cm" svg:y="3.25cm" style:legend-expansion="high" chart:style-name="ch2"/>
        <chart:plot-area chart:style-name="ch3" table:cell-range-address="Foglio1.C28:Foglio1.C46" svg:x="0.252cm" svg:y="0.142cm" svg:width="9.131cm" svg:height="6.82cm">
          <chart:coordinate-region svg:x="1.265cm" svg:y="0.345cm" svg:width="7.927cm" svg:height="5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28:Foglio1.C46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Foglio1.C28:Foglio1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2">
                <text:p>3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24cm" svg:height="6.089cm" xlink:href=".." xlink:type="simple" chart:class="chart:line" chart:style-name="ch1">
        <chart:legend chart:legend-position="end" svg:x="7.85cm" svg:y="2.742cm" style:legend-expansion="high" chart:style-name="ch2"/>
        <chart:plot-area chart:style-name="ch3" table:cell-range-address="Foglio1.A50:Foglio1.A56" svg:x="0.216cm" svg:y="0.121cm" svg:width="7.418cm" svg:height="5.847cm">
          <chart:coordinate-region svg:x="1.039cm" svg:y="0.323cm" svg:width="6.498cm" svg:height="4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50:Foglio1.A56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Foglio1.A50:Foglio1.A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44cm" svg:height="6.325cm" xlink:href=".." xlink:type="simple" chart:class="chart:line" chart:style-name="ch1">
        <chart:legend chart:legend-position="end" svg:x="8.249cm" svg:y="2.86cm" style:legend-expansion="high" chart:style-name="ch2"/>
        <chart:plot-area chart:style-name="ch3" table:cell-range-address="Foglio1.C50:Foglio1.C56" svg:x="0.224cm" svg:y="0.126cm" svg:width="7.801cm" svg:height="6.073cm">
          <chart:coordinate-region svg:x="1.237cm" svg:y="0.329cm" svg:width="6.691cm" svg:height="5.2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50:Foglio1.C56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Foglio1.C50:Foglio1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5">
                <text:p>23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18cm" svg:height="6.76cm" xlink:href=".." xlink:type="simple" chart:class="chart:line" chart:style-name="ch1">
        <chart:legend chart:legend-position="end" svg:x="9.044cm" svg:y="3.078cm" style:legend-expansion="high" chart:style-name="ch2"/>
        <chart:plot-area chart:style-name="ch3" table:cell-range-address="Foglio1.A73:Foglio1.A83" svg:x="0.24cm" svg:y="0.135cm" svg:width="8.564cm" svg:height="6.49cm">
          <chart:coordinate-region svg:x="1.063cm" svg:y="0.337cm" svg:width="7.549cm" svg:height="5.6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73:Foglio1.A8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Foglio1.A73:Foglio1.A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66cm" svg:height="6.675cm" xlink:href=".." xlink:type="simple" chart:class="chart:line" chart:style-name="ch1">
        <chart:legend chart:legend-position="end" svg:x="8.871cm" svg:y="3.035cm" style:legend-expansion="high" chart:style-name="ch2"/>
        <chart:plot-area chart:style-name="ch3" table:cell-range-address="Foglio1.C73:Foglio1.C83" svg:x="0.237cm" svg:y="0.133cm" svg:width="8.397cm" svg:height="6.409cm">
          <chart:coordinate-region svg:x="1.25cm" svg:y="0.336cm" svg:width="7.193cm" svg:height="5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73:Foglio1.C8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Foglio1.C73:Foglio1.C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4">
                <text:p>3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2cm" svg:height="6.262cm" xlink:href=".." xlink:type="simple" chart:class="chart:line" chart:style-name="ch1">
        <chart:legend chart:legend-position="end" svg:x="10.046cm" svg:y="2.829cm" style:legend-expansion="high" chart:style-name="ch2"/>
        <chart:plot-area chart:style-name="ch3" table:cell-range-address="Foglio1.A93:Foglio1.A114" svg:x="0.26cm" svg:y="0.125cm" svg:width="9.526cm" svg:height="6.012cm">
          <chart:coordinate-region svg:x="1.083cm" svg:y="0.327cm" svg:width="8.511cm" svg:height="5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93:Foglio1.A114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Foglio1.A93:Foglio1.A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